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order-left="0.06pt solid #000000" fo:border-right="0.74pt solid #000000" fo:border-top="none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BILAN_V2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6"/>
        <table:table-column table:style-name="co7" table:default-cell-style-name="ce46"/>
        <table:table-column table:style-name="co1" table:default-cell-style-name="ce46"/>
        <table:table-row table:style-name="ro1">
          <table:table-cell table:style-name="ce44"/>
          <table:table-cell table:style-name="ce7"/>
          <table:table-cell table:style-name="ce11" table:number-columns-repeated="4"/>
          <table:table-cell table:style-name="ce78" table:number-columns-repeated="2"/>
        </table:table-row>
        <table:table-row table:style-name="ro1">
          <table:table-cell table:style-name="ce48" office:value-type="string" calcext:value-type="string">
            <text:p>2024 (12,5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166" calcext:value-type="float">
            <text:p>1166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formula="of:=SUM([.B4:.E4])" office:value-type="float" office:value="1297" calcext:value-type="float">
            <text:p>1297</text:p>
          </table:table-cell>
          <table:table-cell office:value-type="float" office:value="1041" calcext:value-type="float">
            <text:p>1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79" calcext:value-type="float">
            <text:p>137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([.B5:.E5])" office:value-type="float" office:value="1474" calcext:value-type="float">
            <text:p>1474</text:p>
          </table:table-cell>
          <table:table-cell office:value-type="float" office:value="1298" calcext:value-type="float">
            <text:p>12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738" calcext:value-type="float">
            <text:p>1738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SUM([.B6:.E6])" office:value-type="float" office:value="2044" calcext:value-type="float">
            <text:p>2044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143" calcext:value-type="float">
            <text:p>114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1249" calcext:value-type="float">
            <text:p>1249</text:p>
          </table:table-cell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262" calcext:value-type="float">
            <text:p>126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SUM([.B8:.E8])" office:value-type="float" office:value="1383" calcext:value-type="float">
            <text:p>1383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E9])"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4:.B9])" office:value-type="float" office:value="6827" calcext:value-type="float">
            <text:p>6827</text:p>
          </table:table-cell>
          <table:table-cell table:style-name="ce70" table:formula="of:=SUM([.C4:.C9])" office:value-type="float" office:value="144" calcext:value-type="float">
            <text:p>144</text:p>
          </table:table-cell>
          <table:table-cell table:style-name="ce70" table:formula="of:=SUM([.D4:.D9])" office:value-type="float" office:value="482" calcext:value-type="float">
            <text:p>482</text:p>
          </table:table-cell>
          <table:table-cell table:style-name="ce70" table:formula="of:=SUM([.E4:.E9])" office:value-type="float" office:value="160" calcext:value-type="float">
            <text:p>160</text:p>
          </table:table-cell>
          <table:table-cell table:style-name="ce77" table:formula="of:=SUM([.B10:.E10])" office:value-type="float" office:value="7613" calcext:value-type="float">
            <text:p>7613</text:p>
          </table:table-cell>
          <table:table-cell table:style-name="ce47" table:formula="of:=SUM([.G4:.G9])" office:value-type="float" office:value="6099" calcext:value-type="float">
            <text:p>6099</text:p>
          </table:table-cell>
          <table:table-cell table:style-name="ce47" table:formula="of:=SUM([.H4:.H9])" office:value-type="float" office:value="158" calcext:value-type="float">
            <text:p>158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5 (0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15:.E15])" office:value-type="float" office:value="1660" calcext:value-type="float">
            <text:p>1660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694" calcext:value-type="float">
            <text:p>169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16:.E16])" office:value-type="float" office:value="1795" calcext:value-type="float">
            <text:p>1795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871" calcext:value-type="float">
            <text:p>1871</text:p>
          </table:table-cell>
          <table:table-cell office:value-type="float" office:value="47" calcext:value-type="float">
            <text:p>47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17:.E17])" office:value-type="float" office:value="2187" calcext:value-type="float">
            <text:p>2187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155" calcext:value-type="float">
            <text:p>1155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18:.E18])" office:value-type="float" office:value="1215" calcext:value-type="float">
            <text:p>1215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19:.E19])" office:value-type="float" office:value="1716" calcext:value-type="float">
            <text:p>1716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E20])"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15:.B20])" office:value-type="float" office:value="8034" calcext:value-type="float">
            <text:p>8034</text:p>
          </table:table-cell>
          <table:table-cell table:style-name="ce70" table:formula="of:=SUM([.C15:.C20])" office:value-type="float" office:value="117" calcext:value-type="float">
            <text:p>117</text:p>
          </table:table-cell>
          <table:table-cell table:style-name="ce70" table:formula="of:=SUM([.D15:.D20])" office:value-type="float" office:value="470" calcext:value-type="float">
            <text:p>470</text:p>
          </table:table-cell>
          <table:table-cell table:style-name="ce70" table:formula="of:=SUM([.E15:.E20])" office:value-type="float" office:value="137" calcext:value-type="float">
            <text:p>137</text:p>
          </table:table-cell>
          <table:table-cell table:style-name="ce77" table:formula="of:=SUM([.B21:.E21])" office:value-type="float" office:value="8758" calcext:value-type="float">
            <text:p>8758</text:p>
          </table:table-cell>
          <table:table-cell table:style-name="ce47" table:formula="of:=SUM([.G15:.G20])" office:value-type="float" office:value="6416" calcext:value-type="float">
            <text:p>6416</text:p>
          </table:table-cell>
          <table:table-cell table:style-name="ce47" table:formula="of:=SUM([.H15:.H20])" office:value-type="float" office:value="230" calcext:value-type="float">
            <text:p>23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/>
          <table:table-cell table:style-name="ce7" table:number-columns-spanned="5" table:number-rows-spanned="1"/>
          <table:covered-table-cell table:number-columns-repeated="4" table:style-name="ce11"/>
          <table:table-cell table:style-name="ce78" table:number-columns-repeated="2"/>
        </table:table-row>
        <table:table-row table:style-name="ro1">
          <table:table-cell table:style-name="ce48" office:value-type="string" calcext:value-type="string">
            <text:p>2025 (10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358" calcext:value-type="float">
            <text:p>1358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26:.E26])" office:value-type="float" office:value="1488" calcext:value-type="float">
            <text:p>1488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98" calcext:value-type="float">
            <text:p>149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27:.E27])" office:value-type="float" office:value="1599" calcext:value-type="float">
            <text:p>1599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52" calcext:value-type="float">
            <text:p>1652</text:p>
          </table:table-cell>
          <table:table-cell office:value-type="float" office:value="47" calcext:value-type="float">
            <text:p>47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28:.E28])" office:value-type="float" office:value="1968" calcext:value-type="float">
            <text:p>1968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29" calcext:value-type="float">
            <text:p>102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29:.E29])" office:value-type="float" office:value="1089" calcext:value-type="float">
            <text:p>1089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30:.E30])" office:value-type="float" office:value="1553" calcext:value-type="float">
            <text:p>1553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E31])"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26:.B31])" office:value-type="float" office:value="7138" calcext:value-type="float">
            <text:p>7138</text:p>
          </table:table-cell>
          <table:table-cell table:style-name="ce70" table:formula="of:=SUM([.C26:.C31])" office:value-type="float" office:value="117" calcext:value-type="float">
            <text:p>117</text:p>
          </table:table-cell>
          <table:table-cell table:style-name="ce70" table:formula="of:=SUM([.D26:.D31])" office:value-type="float" office:value="470" calcext:value-type="float">
            <text:p>470</text:p>
          </table:table-cell>
          <table:table-cell table:style-name="ce70" table:formula="of:=SUM([.E26:.E31])" office:value-type="float" office:value="137" calcext:value-type="float">
            <text:p>137</text:p>
          </table:table-cell>
          <table:table-cell table:style-name="ce77" table:formula="of:=SUM([.B32:.E32])" office:value-type="float" office:value="7862" calcext:value-type="float">
            <text:p>7862</text:p>
          </table:table-cell>
          <table:table-cell table:style-name="ce47" table:formula="of:=SUM([.G26:.G31])" office:value-type="float" office:value="6416" calcext:value-type="float">
            <text:p>6416</text:p>
          </table:table-cell>
          <table:table-cell table:style-name="ce47" table:formula="of:=SUM([.H26:.H31])" office:value-type="float" office:value="230" calcext:value-type="float">
            <text:p>230</text:p>
          </table:table-cell>
        </table:table-row>
        <table:table-row table:style-name="ro1">
          <table:table-cell table:style-name="ce48"/>
          <table:table-cell table:style-name="ce7" table:number-columns-spanned="5" table:number-rows-spanned="1"/>
          <table:covered-table-cell table:number-columns-repeated="4" table:style-name="ce11"/>
          <table:table-cell table:style-name="ce78" table:number-columns-repeated="2"/>
        </table:table-row>
        <table:table-row table:style-name="ro1">
          <table:table-cell table:style-name="ce44"/>
          <table:table-cell table:style-name="ce11" table:number-columns-repeated="4"/>
          <table:table-cell table:style-name="ce78" table:number-columns-repeated="3"/>
        </table:table-row>
        <table:table-row table:style-name="ro1">
          <table:table-cell table:style-name="ce48" office:value-type="string" calcext:value-type="string">
            <text:p>2025 (12,5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37:.E37])" office:value-type="float" office:value="1450" calcext:value-type="float">
            <text:p>1450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38:.E38])" office:value-type="float" office:value="1571" calcext:value-type="float">
            <text:p>1571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49" calcext:value-type="float">
            <text:p>1649</text:p>
          </table:table-cell>
          <table:table-cell office:value-type="float" office:value="47" calcext:value-type="float">
            <text:p>47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39:.E39])" office:value-type="float" office:value="1965" calcext:value-type="float">
            <text:p>1965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11" calcext:value-type="float">
            <text:p>101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40:.E40])" office:value-type="float" office:value="1071" calcext:value-type="float">
            <text:p>1071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41:.E41])" office:value-type="float" office:value="1519" calcext:value-type="float">
            <text:p>1519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E42])"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37:.B42])" office:value-type="float" office:value="7017" calcext:value-type="float">
            <text:p>7017</text:p>
          </table:table-cell>
          <table:table-cell table:style-name="ce70" table:formula="of:=SUM([.C37:.C42])" office:value-type="float" office:value="117" calcext:value-type="float">
            <text:p>117</text:p>
          </table:table-cell>
          <table:table-cell table:style-name="ce70" table:formula="of:=SUM([.D37:.D42])" office:value-type="float" office:value="470" calcext:value-type="float">
            <text:p>470</text:p>
          </table:table-cell>
          <table:table-cell table:style-name="ce70" table:formula="of:=SUM([.E37:.E42])" office:value-type="float" office:value="137" calcext:value-type="float">
            <text:p>137</text:p>
          </table:table-cell>
          <table:table-cell table:style-name="ce77" table:formula="of:=SUM([.B43:.E43])" office:value-type="float" office:value="7741" calcext:value-type="float">
            <text:p>7741</text:p>
          </table:table-cell>
          <table:table-cell table:style-name="ce47" table:formula="of:=SUM([.G37:.G42])" office:value-type="float" office:value="6416" calcext:value-type="float">
            <text:p>6416</text:p>
          </table:table-cell>
          <table:table-cell table:style-name="ce47" table:formula="of:=SUM([.H37:.H42])" office:value-type="float" office:value="230" calcext:value-type="float">
            <text:p>230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5 (14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48:.E48])" office:value-type="float" office:value="1425" calcext:value-type="float">
            <text:p>1425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38" calcext:value-type="float">
            <text:p>143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49:.E49])" office:value-type="float" office:value="1539" calcext:value-type="float">
            <text:p>1539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14" calcext:value-type="float">
            <text:p>1614</text:p>
          </table:table-cell>
          <table:table-cell office:value-type="float" office:value="47" calcext:value-type="float">
            <text:p>47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50:.E50])" office:value-type="float" office:value="1930" calcext:value-type="float">
            <text:p>1930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993" calcext:value-type="float">
            <text:p>99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51:.E51])" office:value-type="float" office:value="1053" calcext:value-type="float">
            <text:p>1053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52:.E52])" office:value-type="float" office:value="1499" calcext:value-type="float">
            <text:p>1499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E53])"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48:.B53])" office:value-type="float" office:value="6884" calcext:value-type="float">
            <text:p>6884</text:p>
          </table:table-cell>
          <table:table-cell table:style-name="ce70" table:formula="of:=SUM([.C48:.C53])" office:value-type="float" office:value="117" calcext:value-type="float">
            <text:p>117</text:p>
          </table:table-cell>
          <table:table-cell table:style-name="ce70" table:formula="of:=SUM([.D48:.D53])" office:value-type="float" office:value="470" calcext:value-type="float">
            <text:p>470</text:p>
          </table:table-cell>
          <table:table-cell table:style-name="ce70" table:formula="of:=SUM([.E48:.E53])" office:value-type="float" office:value="137" calcext:value-type="float">
            <text:p>137</text:p>
          </table:table-cell>
          <table:table-cell table:style-name="ce77" table:formula="of:=SUM([.B54:.E54])" office:value-type="float" office:value="7608" calcext:value-type="float">
            <text:p>7608</text:p>
          </table:table-cell>
          <table:table-cell table:style-name="ce47" table:formula="of:=SUM([.G48:.G53])" office:value-type="float" office:value="6416" calcext:value-type="float">
            <text:p>6416</text:p>
          </table:table-cell>
          <table:table-cell table:style-name="ce47" table:formula="of:=SUM([.H48:.H53])" office:value-type="float" office:value="230" calcext:value-type="float">
            <text:p>230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5 (17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248" calcext:value-type="float">
            <text:p>1248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59:.E59])" office:value-type="float" office:value="1378" calcext:value-type="float">
            <text:p>1378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94" calcext:value-type="float">
            <text:p>139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60:.E60])" office:value-type="float" office:value="1495" calcext:value-type="float">
            <text:p>1495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551" calcext:value-type="float">
            <text:p>1551</text:p>
          </table:table-cell>
          <table:table-cell office:value-type="float" office:value="47" calcext:value-type="float">
            <text:p>47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61:.E61])" office:value-type="float" office:value="1867" calcext:value-type="float">
            <text:p>1867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957" calcext:value-type="float">
            <text:p>95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62:.E62])" office:value-type="float" office:value="1017" calcext:value-type="float">
            <text:p>1017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63:.E63])" office:value-type="float" office:value="1448" calcext:value-type="float">
            <text:p>1448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:.E64])"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59:.B64])" office:value-type="float" office:value="6637" calcext:value-type="float">
            <text:p>6637</text:p>
          </table:table-cell>
          <table:table-cell table:style-name="ce70" table:formula="of:=SUM([.C59:.C64])" office:value-type="float" office:value="117" calcext:value-type="float">
            <text:p>117</text:p>
          </table:table-cell>
          <table:table-cell table:style-name="ce70" table:formula="of:=SUM([.D59:.D64])" office:value-type="float" office:value="470" calcext:value-type="float">
            <text:p>470</text:p>
          </table:table-cell>
          <table:table-cell table:style-name="ce70" table:formula="of:=SUM([.E59:.E64])" office:value-type="float" office:value="137" calcext:value-type="float">
            <text:p>137</text:p>
          </table:table-cell>
          <table:table-cell table:style-name="ce77" table:formula="of:=SUM([.B65:.E65])" office:value-type="float" office:value="7361" calcext:value-type="float">
            <text:p>7361</text:p>
          </table:table-cell>
          <table:table-cell table:style-name="ce47" table:formula="of:=SUM([.G59:.G64])" office:value-type="float" office:value="6416" calcext:value-type="float">
            <text:p>6416</text:p>
          </table:table-cell>
          <table:table-cell table:style-name="ce47" table:formula="of:=SUM([.H59:.H64])" office:value-type="float" office:value="230" calcext:value-type="float">
            <text:p>230</text:p>
          </table:table-cell>
        </table:table-row>
      </table:table>
      <table:table table:name="BILAN_V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6"/>
        <table:table-column table:style-name="co7" table:default-cell-style-name="ce46"/>
        <table:table-column table:style-name="co1" table:default-cell-style-name="ce46"/>
        <table:table-row table:style-name="ro1">
          <table:table-cell table:style-name="ce44"/>
          <table:table-cell table:style-name="ce7"/>
          <table:table-cell table:style-name="ce11" table:number-columns-repeated="4"/>
          <table:table-cell table:style-name="ce78" table:number-columns-repeated="2"/>
        </table:table-row>
        <table:table-row table:style-name="ro1">
          <table:table-cell table:style-name="ce48" office:value-type="string" calcext:value-type="string">
            <text:p>2024 (12,5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166" calcext:value-type="float">
            <text:p>1166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formula="of:=SUM([.B4:.E4])" office:value-type="float" office:value="1297" calcext:value-type="float">
            <text:p>1297</text:p>
          </table:table-cell>
          <table:table-cell office:value-type="float" office:value="1041" calcext:value-type="float">
            <text:p>1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79" calcext:value-type="float">
            <text:p>137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([.B5:.E5])" office:value-type="float" office:value="1474" calcext:value-type="float">
            <text:p>1474</text:p>
          </table:table-cell>
          <table:table-cell office:value-type="float" office:value="1298" calcext:value-type="float">
            <text:p>12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738" calcext:value-type="float">
            <text:p>1738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SUM([.B6:.E6])" office:value-type="float" office:value="2044" calcext:value-type="float">
            <text:p>2044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143" calcext:value-type="float">
            <text:p>1143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1249" calcext:value-type="float">
            <text:p>1249</text:p>
          </table:table-cell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262" calcext:value-type="float">
            <text:p>126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SUM([.B8:.E8])" office:value-type="float" office:value="1383" calcext:value-type="float">
            <text:p>1383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E9])"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4:.B9])" office:value-type="float" office:value="6827" calcext:value-type="float">
            <text:p>6827</text:p>
          </table:table-cell>
          <table:table-cell table:style-name="ce70" table:formula="of:=SUM([.C4:.C9])" office:value-type="float" office:value="144" calcext:value-type="float">
            <text:p>144</text:p>
          </table:table-cell>
          <table:table-cell table:style-name="ce70" table:formula="of:=SUM([.D4:.D9])" office:value-type="float" office:value="482" calcext:value-type="float">
            <text:p>482</text:p>
          </table:table-cell>
          <table:table-cell table:style-name="ce70" table:formula="of:=SUM([.E4:.E9])" office:value-type="float" office:value="160" calcext:value-type="float">
            <text:p>160</text:p>
          </table:table-cell>
          <table:table-cell table:style-name="ce77" table:formula="of:=SUM([.B10:.E10])" office:value-type="float" office:value="7613" calcext:value-type="float">
            <text:p>7613</text:p>
          </table:table-cell>
          <table:table-cell table:style-name="ce47" table:formula="of:=SUM([.G4:.G9])" office:value-type="float" office:value="6099" calcext:value-type="float">
            <text:p>6099</text:p>
          </table:table-cell>
          <table:table-cell table:style-name="ce47" table:formula="of:=SUM([.H4:.H9])" office:value-type="float" office:value="158" calcext:value-type="float">
            <text:p>158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5 (0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594" calcext:value-type="float">
            <text:p>1594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15:.E15])" office:value-type="float" office:value="1728" calcext:value-type="float">
            <text:p>1728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694" calcext:value-type="float">
            <text:p>169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16:.E16])" office:value-type="float" office:value="1795" calcext:value-type="float">
            <text:p>1795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871" calcext:value-type="float">
            <text:p>1871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17:.E17])" office:value-type="float" office:value="2198" calcext:value-type="float">
            <text:p>2198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218" calcext:value-type="float">
            <text:p>121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18:.E18])" office:value-type="float" office:value="1281" calcext:value-type="float">
            <text:p>1281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19:.E19])" office:value-type="float" office:value="2024" calcext:value-type="float">
            <text:p>2024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E20])"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15:.B20])" office:value-type="float" office:value="8469" calcext:value-type="float">
            <text:p>8469</text:p>
          </table:table-cell>
          <table:table-cell table:style-name="ce70" table:formula="of:=SUM([.C15:.C20])" office:value-type="float" office:value="135" calcext:value-type="float">
            <text:p>135</text:p>
          </table:table-cell>
          <table:table-cell table:style-name="ce70" table:formula="of:=SUM([.D15:.D20])" office:value-type="float" office:value="470" calcext:value-type="float">
            <text:p>470</text:p>
          </table:table-cell>
          <table:table-cell table:style-name="ce70" table:formula="of:=SUM([.E15:.E20])" office:value-type="float" office:value="137" calcext:value-type="float">
            <text:p>137</text:p>
          </table:table-cell>
          <table:table-cell table:style-name="ce77" table:formula="of:=SUM([.B21:.E21])" office:value-type="float" office:value="9211" calcext:value-type="float">
            <text:p>9211</text:p>
          </table:table-cell>
          <table:table-cell table:style-name="ce47" table:formula="of:=SUM([.G15:.G20])" office:value-type="float" office:value="6416" calcext:value-type="float">
            <text:p>6416</text:p>
          </table:table-cell>
          <table:table-cell table:style-name="ce47" table:formula="of:=SUM([.H15:.H20])" office:value-type="float" office:value="230" calcext:value-type="float">
            <text:p>23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/>
          <table:table-cell table:style-name="ce7" table:number-columns-spanned="5" table:number-rows-spanned="1"/>
          <table:covered-table-cell table:number-columns-repeated="4" table:style-name="ce11"/>
          <table:table-cell table:style-name="ce78" table:number-columns-repeated="2"/>
        </table:table-row>
        <table:table-row table:style-name="ro1">
          <table:table-cell table:style-name="ce48" office:value-type="string" calcext:value-type="string">
            <text:p>2025 (10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414" calcext:value-type="float">
            <text:p>1414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26:.E26])" office:value-type="float" office:value="1548" calcext:value-type="float">
            <text:p>1548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98" calcext:value-type="float">
            <text:p>149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27:.E27])" office:value-type="float" office:value="1599" calcext:value-type="float">
            <text:p>1599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52" calcext:value-type="float">
            <text:p>1652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28:.E28])" office:value-type="float" office:value="1979" calcext:value-type="float">
            <text:p>1979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89" calcext:value-type="float">
            <text:p>108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29:.E29])" office:value-type="float" office:value="1152" calcext:value-type="float">
            <text:p>1152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30:.E30])" office:value-type="float" office:value="1826" calcext:value-type="float">
            <text:p>1826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E31])"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26:.B31])" office:value-type="float" office:value="7527" calcext:value-type="float">
            <text:p>7527</text:p>
          </table:table-cell>
          <table:table-cell table:style-name="ce70" table:formula="of:=SUM([.C26:.C31])" office:value-type="float" office:value="135" calcext:value-type="float">
            <text:p>135</text:p>
          </table:table-cell>
          <table:table-cell table:style-name="ce70" table:formula="of:=SUM([.D26:.D31])" office:value-type="float" office:value="470" calcext:value-type="float">
            <text:p>470</text:p>
          </table:table-cell>
          <table:table-cell table:style-name="ce70" table:formula="of:=SUM([.E26:.E31])" office:value-type="float" office:value="137" calcext:value-type="float">
            <text:p>137</text:p>
          </table:table-cell>
          <table:table-cell table:style-name="ce77" table:formula="of:=SUM([.B32:.E32])" office:value-type="float" office:value="8269" calcext:value-type="float">
            <text:p>8269</text:p>
          </table:table-cell>
          <table:table-cell table:style-name="ce47" table:formula="of:=SUM([.G26:.G31])" office:value-type="float" office:value="6416" calcext:value-type="float">
            <text:p>6416</text:p>
          </table:table-cell>
          <table:table-cell table:style-name="ce47" table:formula="of:=SUM([.H26:.H31])" office:value-type="float" office:value="230" calcext:value-type="float">
            <text:p>230</text:p>
          </table:table-cell>
        </table:table-row>
        <table:table-row table:style-name="ro1">
          <table:table-cell table:style-name="ce48"/>
          <table:table-cell table:style-name="ce7" table:number-columns-spanned="5" table:number-rows-spanned="1"/>
          <table:covered-table-cell table:number-columns-repeated="4" table:style-name="ce11"/>
          <table:table-cell table:style-name="ce78" table:number-columns-repeated="2"/>
        </table:table-row>
        <table:table-row table:style-name="ro1">
          <table:table-cell table:style-name="ce44"/>
          <table:table-cell table:style-name="ce11" table:number-columns-repeated="4"/>
          <table:table-cell table:style-name="ce78" table:number-columns-repeated="3"/>
        </table:table-row>
        <table:table-row table:style-name="ro1">
          <table:table-cell table:style-name="ce48" office:value-type="string" calcext:value-type="string">
            <text:p>2025 (12,5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375" calcext:value-type="float">
            <text:p>1375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37:.E37])" office:value-type="float" office:value="1509" calcext:value-type="float">
            <text:p>1509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38:.E38])" office:value-type="float" office:value="1571" calcext:value-type="float">
            <text:p>1571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49" calcext:value-type="float">
            <text:p>1649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39:.E39])" office:value-type="float" office:value="1976" calcext:value-type="float">
            <text:p>1976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65" calcext:value-type="float">
            <text:p>106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40:.E40])" office:value-type="float" office:value="1128" calcext:value-type="float">
            <text:p>1128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41:.E41])" office:value-type="float" office:value="1793" calcext:value-type="float">
            <text:p>1793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E42])"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37:.B42])" office:value-type="float" office:value="7400" calcext:value-type="float">
            <text:p>7400</text:p>
          </table:table-cell>
          <table:table-cell table:style-name="ce70" table:formula="of:=SUM([.C37:.C42])" office:value-type="float" office:value="135" calcext:value-type="float">
            <text:p>135</text:p>
          </table:table-cell>
          <table:table-cell table:style-name="ce70" table:formula="of:=SUM([.D37:.D42])" office:value-type="float" office:value="470" calcext:value-type="float">
            <text:p>470</text:p>
          </table:table-cell>
          <table:table-cell table:style-name="ce70" table:formula="of:=SUM([.E37:.E42])" office:value-type="float" office:value="137" calcext:value-type="float">
            <text:p>137</text:p>
          </table:table-cell>
          <table:table-cell table:style-name="ce77" table:formula="of:=SUM([.B43:.E43])" office:value-type="float" office:value="8142" calcext:value-type="float">
            <text:p>8142</text:p>
          </table:table-cell>
          <table:table-cell table:style-name="ce47" table:formula="of:=SUM([.G37:.G42])" office:value-type="float" office:value="6416" calcext:value-type="float">
            <text:p>6416</text:p>
          </table:table-cell>
          <table:table-cell table:style-name="ce47" table:formula="of:=SUM([.H37:.H42])" office:value-type="float" office:value="230" calcext:value-type="float">
            <text:p>230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5 (14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346" calcext:value-type="float">
            <text:p>1346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48:.E48])" office:value-type="float" office:value="1480" calcext:value-type="float">
            <text:p>1480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38" calcext:value-type="float">
            <text:p>143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49:.E49])" office:value-type="float" office:value="1539" calcext:value-type="float">
            <text:p>1539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14" calcext:value-type="float">
            <text:p>1614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50:.E50])" office:value-type="float" office:value="1941" calcext:value-type="float">
            <text:p>1941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49" calcext:value-type="float">
            <text:p>104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51:.E51])" office:value-type="float" office:value="1112" calcext:value-type="float">
            <text:p>1112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52:.E52])" office:value-type="float" office:value="1771" calcext:value-type="float">
            <text:p>1771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E53])"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48:.B53])" office:value-type="float" office:value="7263" calcext:value-type="float">
            <text:p>7263</text:p>
          </table:table-cell>
          <table:table-cell table:style-name="ce70" table:formula="of:=SUM([.C48:.C53])" office:value-type="float" office:value="135" calcext:value-type="float">
            <text:p>135</text:p>
          </table:table-cell>
          <table:table-cell table:style-name="ce70" table:formula="of:=SUM([.D48:.D53])" office:value-type="float" office:value="470" calcext:value-type="float">
            <text:p>470</text:p>
          </table:table-cell>
          <table:table-cell table:style-name="ce70" table:formula="of:=SUM([.E48:.E53])" office:value-type="float" office:value="137" calcext:value-type="float">
            <text:p>137</text:p>
          </table:table-cell>
          <table:table-cell table:style-name="ce77" table:formula="of:=SUM([.B54:.E54])" office:value-type="float" office:value="8005" calcext:value-type="float">
            <text:p>8005</text:p>
          </table:table-cell>
          <table:table-cell table:style-name="ce47" table:formula="of:=SUM([.G48:.G53])" office:value-type="float" office:value="6416" calcext:value-type="float">
            <text:p>6416</text:p>
          </table:table-cell>
          <table:table-cell table:style-name="ce47" table:formula="of:=SUM([.H48:.H53])" office:value-type="float" office:value="230" calcext:value-type="float">
            <text:p>230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5 (17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302" calcext:value-type="float">
            <text:p>1302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B59:.E59])" office:value-type="float" office:value="1436" calcext:value-type="float">
            <text:p>1436</text:p>
          </table:table-cell>
          <table:table-cell office:value-type="float" office:value="1234" calcext:value-type="float">
            <text:p>12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94" calcext:value-type="float">
            <text:p>139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SUM([.B60:.E60])" office:value-type="float" office:value="1495" calcext:value-type="float">
            <text:p>1495</text:p>
          </table:table-cell>
          <table:table-cell office:value-type="float" office:value="1436" calcext:value-type="float">
            <text:p>14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551" calcext:value-type="float">
            <text:p>1551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table:formula="of:=SUM([.B61:.E61])" office:value-type="float" office:value="1878" calcext:value-type="float">
            <text:p>1878</text:p>
          </table:table-cell>
          <table:table-cell office:value-type="float" office:value="1435" calcext:value-type="float">
            <text:p>14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12" calcext:value-type="float">
            <text:p>1012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B62:.E62])" office:value-type="float" office:value="1075" calcext:value-type="float">
            <text:p>1075</text:p>
          </table:table-cell>
          <table:table-cell office:value-type="float" office:value="942" calcext:value-type="float">
            <text:p>9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SUM([.B63:.E63])" office:value-type="float" office:value="1710" calcext:value-type="float">
            <text:p>1710</text:p>
          </table:table-cell>
          <table:table-cell office:value-type="float" office:value="1265" calcext:value-type="float">
            <text:p>126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:.E64])" office:value-type="float" office:value="156" calcext:value-type="float">
            <text:p>15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59:.B64])" office:value-type="float" office:value="7008" calcext:value-type="float">
            <text:p>7008</text:p>
          </table:table-cell>
          <table:table-cell table:style-name="ce70" table:formula="of:=SUM([.C59:.C64])" office:value-type="float" office:value="135" calcext:value-type="float">
            <text:p>135</text:p>
          </table:table-cell>
          <table:table-cell table:style-name="ce70" table:formula="of:=SUM([.D59:.D64])" office:value-type="float" office:value="470" calcext:value-type="float">
            <text:p>470</text:p>
          </table:table-cell>
          <table:table-cell table:style-name="ce70" table:formula="of:=SUM([.E59:.E64])" office:value-type="float" office:value="137" calcext:value-type="float">
            <text:p>137</text:p>
          </table:table-cell>
          <table:table-cell table:style-name="ce77" table:formula="of:=SUM([.B65:.E65])" office:value-type="float" office:value="7750" calcext:value-type="float">
            <text:p>7750</text:p>
          </table:table-cell>
          <table:table-cell table:style-name="ce47" table:formula="of:=SUM([.G59:.G64])" office:value-type="float" office:value="6416" calcext:value-type="float">
            <text:p>6416</text:p>
          </table:table-cell>
          <table:table-cell table:style-name="ce47" table:formula="of:=SUM([.H59:.H64])"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fr" number:country="FR">
      <number:hours/>
      <number:text>:</number:text>
      <number:minutes number:style="long"/>
      <number:text> </number:text>
      <number:am-pm/>
    </number:time-style>
    <number:date-style style:name="N10128" number:language="fr" number:country="FR">
      <number:month number:textual="true"/>
      <number:text>-</number:text>
      <number:year/>
    </number:date-style>
    <number:date-style style:name="N10129" number:language="fr" number:country="FR">
      <number:day number:style="long"/>
      <number:text>-</number:text>
      <number:month number:textual="true"/>
    </number:date-style>
    <number:date-style style:name="N10130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5:36:10.152020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dric Duprez</meta:initial-creator>
    <meta:creation-date>2014-09-25T17:58:36.406000000</meta:creation-date>
    <dc:date>2024-09-24T15:51:05.168787161</dc:date>
    <dc:creator>Cédric Duprez</dc:creator>
    <meta:editing-duration>PT15H27M42S</meta:editing-duration>
    <meta:editing-cycles>118</meta:editing-cycles>
    <meta:generator>LibreOffice/24.8.1.2$Linux_X86_64 LibreOffice_project/480$Build-2</meta:generator>
    <meta:document-statistic meta:table-count="2" meta:cell-count="816" meta:object-count="0"/>
  </office:meta>
</office:document-meta>
</file>